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3.0146in" style:rel-column-width="29517*"/>
    </style:style>
    <style:style style:name="Table1.C" style:family="table-column">
      <style:table-column-properties style:column-width="2.0056in" style:rel-column-width="196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58fd" officeooo:paragraph-rsid="000658fd"/>
    </style:style>
    <style:style style:name="P2" style:family="paragraph" style:parent-style-name="Standard">
      <style:paragraph-properties fo:text-align="center" style:justify-single-word="false"/>
      <style:text-properties officeooo:rsid="000658fd" officeooo:paragraph-rsid="000658fd"/>
    </style:style>
    <style:style style:name="P3" style:family="paragraph" style:parent-style-name="Standard">
      <style:paragraph-properties fo:text-align="start" style:justify-single-word="false"/>
      <style:text-properties officeooo:rsid="000658fd" officeooo:paragraph-rsid="000658fd"/>
    </style:style>
    <style:style style:name="P4" style:family="paragraph" style:parent-style-name="Standard">
      <style:paragraph-properties fo:text-align="start" style:justify-single-word="false"/>
      <style:text-properties officeooo:rsid="000658fd" officeooo:paragraph-rsid="000b70a5"/>
    </style:style>
    <style:style style:name="P5" style:family="paragraph" style:parent-style-name="Standard">
      <style:paragraph-properties fo:text-align="start" style:justify-single-word="false"/>
      <style:text-properties officeooo:paragraph-rsid="000b70a5"/>
    </style:style>
    <style:style style:name="P6" style:family="paragraph" style:parent-style-name="Standard">
      <style:text-properties officeooo:rsid="0011ba4f" officeooo:paragraph-rsid="0011ba4f"/>
    </style:style>
    <style:style style:name="P7" style:family="paragraph" style:parent-style-name="Standard">
      <style:text-properties fo:font-weight="normal" officeooo:rsid="000658fd" officeooo:paragraph-rsid="000658fd" style:font-weight-asian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officeooo:rsid="000d3ba4" officeooo:paragraph-rsid="000d3ba4"/>
    </style:style>
    <style:style style:name="P9" style:family="paragraph" style:parent-style-name="Standard">
      <style:paragraph-properties fo:line-height="200%" fo:text-align="start" style:justify-single-word="false"/>
      <style:text-properties officeooo:rsid="000df257" officeooo:paragraph-rsid="000df257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0658fd" officeooo:paragraph-rsid="000658f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0b70a5" officeooo:paragraph-rsid="000b70a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658fd" officeooo:paragraph-rsid="000658fd"/>
    </style:style>
    <style:style style:name="P14" style:family="paragraph" style:parent-style-name="Standard">
      <style:paragraph-properties fo:text-align="start" style:justify-single-word="false"/>
      <style:text-properties officeooo:rsid="000658fd" officeooo:paragraph-rsid="000658fd"/>
    </style:style>
    <style:style style:name="T1" style:family="text">
      <style:text-properties officeooo:rsid="000b70a5"/>
    </style:style>
    <style:style style:name="T2" style:family="text">
      <style:text-properties officeooo:rsid="000d3ba4"/>
    </style:style>
    <style:style style:name="T3" style:family="text">
      <style:text-properties officeooo:rsid="000df257"/>
    </style:style>
    <style:style style:name="T4" style:family="text">
      <style:text-properties officeooo:rsid="000f33af"/>
    </style:style>
    <style:style style:name="T5" style:family="text">
      <style:text-properties officeooo:rsid="0010234e"/>
    </style:style>
    <style:style style:name="T6" style:family="text">
      <style:text-properties officeooo:rsid="00119715"/>
    </style:style>
    <style:style style:name="T7" style:family="text">
      <style:text-properties officeooo:rsid="001630a7"/>
    </style:style>
    <style:style style:name="T8" style:family="text">
      <style:text-properties officeooo:rsid="00173455"/>
    </style:style>
    <style:style style:name="T9" style:family="text">
      <style:text-properties officeooo:rsid="0017bf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phia Raleigh</text:p>
      <text:p text:style-name="P1">03 December 2018</text:p>
      <text:p text:style-name="P7">Colin Flanag<text:span text:style-name="T9">a</text:span>n</text:p>
      <text:p text:style-name="P1">Assignment 1</text:p>
      <text:p text:style-name="P6">Study Abroad Student</text:p>
      <text:p text:style-name="P2">MNIST Neural Network Explanation</text:p>
      <text:p text:style-name="P3"/>
      <text:p text:style-name="P8"><text:tab/>The MNIST data set <text:span text:style-name="T4">is </text:span>a collection of, 60,000 training and 10,000 testing, labeled handwritten number digit <text:span text:style-name="T4">images</text:span>. <text:span text:style-name="T4">This data set</text:span> is often considered the “Hello World!” of machine learning and is a starting point to learning and understanding how machine learning and neural networks operate. <text:span text:style-name="T3">To complete this assignment, I received assistance from the book “Machine Learning with Python” by Francois Chollet and from keras-team’s Github, found </text:span><text:a xlink:type="simple" xlink:href="https://github.com/keras-team/keras/blob/master/examples/mnist_cnn.py" text:style-name="Internet_20_link" text:visited-style-name="Visited_20_Internet_20_Link"><text:span text:style-name="T3">here</text:span></text:a><text:span text:style-name="T3">, as well as working with my classmates in CE4708.</text:span></text:p>
      <text:p text:style-name="P8"/>
      <text:p text:style-name="P8"><text:tab/>Through this project, I have created a convolutional neural network w<text:span text:style-name="T3">hich produces</text:span> an output with at least 99.<text:span text:style-name="T7">00</text:span>% accuracy. <text:span text:style-name="T3">I ran three tests on the network which produced an</text:span> average accuracy of 99.13% <text:s/>(Please see Table 1: Outputs) <text:span text:style-name="T6">which</text:span> exceeds the minimum requirement. <text:span text:style-name="T3">Per the instructions of the professor, I conducted 10 epochs per test. While creating the neural network, I did experiment with 12 epochs. Doing this made the neural network more accurate during training, however it had marginal effects on the testing output.</text:span></text:p>
      <text:p text:style-name="P8"/>
      <text:p text:style-name="P9"><text:tab/>The main part of the neural network I was able to customize, do to this assignment’s <text:span text:style-name="T5">straightforwardness,</text:span> was the optimizer. I decided to use Adadelta which is a momentum based optimizer. This means that when I ran the program, the optimizer tried to find the most direct, <text:span text:style-name="T5">or straight, </text:span>path to the <text:span text:style-name="T8">(hopefully) </text:span>global minimum. In general, Adadelta is quite nice because the momentum aspect of it helps the optimizer avoid local minim<text:span text:style-name="T5">a</text:span> where it <text:span text:style-name="T5">could</text:span> get stuck and give inaccurate outputs. During this process of choosing an optimizer, I also tried using RMSProp and Adam and found that for this data set there was marginal difference, however, Adadelta did reach an accuracy of 99% earlier in the epoch cycle <text:span text:style-name="T5">of the training data </text:span>than either RMSProp or Adam. This is why I chose Adadelta.<text:span text:style-name="T2"> <text:s/></text:span></text:p>
      <text:p text:style-name="P10"><text:span text:style-name="T2">Table 1: </text:span>Output<text:span text:style-name="T1">s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Test Loss</text:p>
          </table:table-cell>
          <table:table-cell table:style-name="Table1.C1" office:value-type="string">
            <text:p text:style-name="P12">Test Accuracy</text:p>
          </table:table-cell>
        </table:table-row>
        <table:table-row>
          <table:table-cell table:style-name="Table1.A2" office:value-type="string">
            <text:p text:style-name="P12">Trial 1</text:p>
          </table:table-cell>
          <table:table-cell table:style-name="Table1.A2" office:value-type="string">
            <text:p text:style-name="P5">0.02819104642345628</text:p>
          </table:table-cell>
          <table:table-cell table:style-name="Table1.C2" office:value-type="string">
            <text:p text:style-name="P4">0.9916</text:p>
          </table:table-cell>
        </table:table-row>
        <table:table-row>
          <table:table-cell table:style-name="Table1.A2" office:value-type="string">
            <text:p text:style-name="P12">Trial 2</text:p>
          </table:table-cell>
          <table:table-cell table:style-name="Table1.A2" office:value-type="string">
            <text:p text:style-name="P5">0.024252460477215937</text:p>
          </table:table-cell>
          <table:table-cell table:style-name="Table1.C2" office:value-type="string">
            <text:p text:style-name="P4">0.9914</text:p>
          </table:table-cell>
        </table:table-row>
        <table:table-row>
          <table:table-cell table:style-name="Table1.A2" office:value-type="string">
            <text:p text:style-name="P12">Trial 3</text:p>
          </table:table-cell>
          <table:table-cell table:style-name="Table1.A2" office:value-type="string">
            <text:p text:style-name="P5">0.030216358958499768</text:p>
          </table:table-cell>
          <table:table-cell table:style-name="Table1.C2" office:value-type="string">
            <text:p text:style-name="P4">0.9908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9:49:44.803651880</meta:creation-date>
    <meta:generator>LibreOffice/6.0.6.2$Linux_X86_64 LibreOffice_project/00m0$Build-2</meta:generator>
    <dc:date>2018-11-25T00:15:52.752606123</dc:date>
    <meta:editing-duration>PT1H12M51S</meta:editing-duration>
    <meta:editing-cycles>15</meta:editing-cycles>
    <meta:document-statistic meta:table-count="1" meta:image-count="0" meta:object-count="0" meta:page-count="2" meta:paragraph-count="21" meta:word-count="333" meta:character-count="2066" meta:non-whitespace-character-count="1748"/>
  </office:meta>
</office:document-meta>
</file>